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I2:.I3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 table:number-columns-repeated="2"/>
          <table:table-cell table:formula="of:=SUM([.I2:.I14])" office:value-type="float" office:value="10" calcext:value-type="float">
            <text:p>10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000-00-00T09:24:20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1-20T09:24:51.579000000</dc:date>
    <meta:editing-duration>PT2H4M42S</meta:editing-duration>
    <meta:editing-cycles>16</meta:editing-cycles>
    <meta:generator>LibreOffice/4.1.5.3$Windows_x86 LibreOffice_project/1c1366bba2ba2b554cd2ca4d87c06da81c05d24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